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font-size="14pt" officeooo:rsid="001386d6" officeooo:paragraph-rsid="001386d6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byssinica SIL" fo:font-size="12pt" officeooo:rsid="001386d6" officeooo:paragraph-rsid="001386d6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byssinica SIL" fo:font-size="12pt" officeooo:rsid="00139531" officeooo:paragraph-rsid="00139531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byssinica SIL" fo:font-size="12pt" officeooo:rsid="0014db92" officeooo:paragraph-rsid="0014db92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byssinica SIL" fo:font-size="12pt" officeooo:rsid="0016e9d7" officeooo:paragraph-rsid="0016e9d7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byssinica SIL" fo:font-size="12pt" fo:font-weight="bold" officeooo:rsid="0014db92" officeooo:paragraph-rsid="0014db9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4db92"/>
    </style:style>
    <style:style style:name="P8" style:family="paragraph" style:parent-style-name="Standard">
      <style:paragraph-properties fo:text-align="justify" style:justify-single-word="false"/>
      <style:text-properties officeooo:paragraph-rsid="0024bb90"/>
    </style:style>
    <style:style style:name="P9" style:family="paragraph" style:parent-style-name="Standard">
      <style:paragraph-properties fo:text-align="justify" style:justify-single-word="false"/>
      <style:text-properties fo:color="#000000" style:font-name="Abyssinica SIL" fo:font-size="12pt" officeooo:rsid="0016e9d7" officeooo:paragraph-rsid="0016e9d7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byssinica SIL" fo:font-size="12pt" officeooo:rsid="001c017c" officeooo:paragraph-rsid="001c017c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byssinica SIL" fo:font-size="12pt" officeooo:rsid="001f44c6" officeooo:paragraph-rsid="001f44c6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byssinica SIL" fo:font-size="12pt" officeooo:rsid="0022ebb5" officeooo:paragraph-rsid="0022ebb5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byssinica SIL" fo:font-size="12pt" officeooo:rsid="00277640" officeooo:paragraph-rsid="00277640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byssinica SIL" fo:font-size="12pt" officeooo:rsid="00277640" officeooo:paragraph-rsid="0029496b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byssinica SIL" fo:font-size="12pt" officeooo:rsid="00277640" officeooo:paragraph-rsid="002713cc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byssinica SIL" fo:font-size="12pt" officeooo:rsid="0029cffe" officeooo:paragraph-rsid="0029cffe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byssinica SIL" fo:font-size="12pt" officeooo:rsid="002ab398" officeooo:paragraph-rsid="002ab398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byssinica SIL" fo:font-size="12pt" officeooo:rsid="002b555c" officeooo:paragraph-rsid="002b555c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byssinica SIL" fo:font-size="12pt" officeooo:rsid="0025315b" officeooo:paragraph-rsid="0025315b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byssinica SIL" fo:font-size="12pt" officeooo:rsid="002dbed0" officeooo:paragraph-rsid="002dbed0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byssinica SIL" fo:font-size="12pt" officeooo:rsid="002eb7db" officeooo:paragraph-rsid="002eb7db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byssinica SIL" fo:font-size="12pt" officeooo:rsid="00303bf0" officeooo:paragraph-rsid="00303bf0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byssinica SIL" fo:font-size="12pt" officeooo:rsid="001f2bd1" officeooo:paragraph-rsid="001f2bd1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Abyssinica SIL" fo:font-size="12pt" officeooo:rsid="0033297a" officeooo:paragraph-rsid="0033297a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Abyssinica SIL" fo:font-size="12pt" officeooo:rsid="0037befb" officeooo:paragraph-rsid="0037befb" style:font-size-asian="10.5pt" style:font-size-complex="12pt"/>
    </style:style>
    <style:style style:name="T1" style:family="text">
      <style:text-properties style:font-name="Abyssinica SIL" fo:font-size="12pt" officeooo:rsid="0016e9d7" style:font-size-asian="10.5pt" style:font-size-complex="12pt"/>
    </style:style>
    <style:style style:name="T2" style:family="text">
      <style:text-properties style:font-name="Abyssinica SIL" fo:font-size="12pt" officeooo:rsid="0014db92" style:font-size-asian="10.5pt" style:font-size-complex="12pt"/>
    </style:style>
    <style:style style:name="T3" style:family="text">
      <style:text-properties fo:color="#000000" style:font-name="Abyssinica SIL"/>
    </style:style>
    <style:style style:name="T4" style:family="text">
      <style:text-properties fo:color="#000000" style:font-name="Abyssinica SIL" fo:font-size="12pt" officeooo:rsid="0024bb90" style:font-size-asian="10.5pt" style:font-size-complex="12pt"/>
    </style:style>
    <style:style style:name="T5" style:family="text">
      <style:text-properties fo:color="#000000" style:font-name="Abyssinica SIL" fo:font-size="12pt" officeooo:rsid="0025315b" style:font-size-asian="10.5pt" style:font-size-complex="12pt"/>
    </style:style>
    <style:style style:name="T6" style:family="text">
      <style:text-properties officeooo:rsid="002136c2"/>
    </style:style>
    <style:style style:name="T7" style:family="text">
      <style:text-properties officeooo:rsid="0024af20"/>
    </style:style>
    <style:style style:name="T8" style:family="text">
      <style:text-properties officeooo:rsid="0029496b"/>
    </style:style>
    <style:style style:name="T9" style:family="text">
      <style:text-properties officeooo:rsid="003183d5"/>
    </style:style>
    <style:style style:name="T10" style:family="text">
      <style:text-properties officeooo:rsid="003a9a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&amp; GITHUB</text:p>
      <text:p text:style-name="P2"/>
      <text:p text:style-name="P2"><text:tab/>O GIT é um sistema de controle de versão, um sistema de controle de versão (como o próprio nome já diz) tem a finalidade de gerenciar diferentes versões de um documento. Com isso ele te oferece uma maneira muito mais inteligente e eficaz de organizar seu projeto, pois é possível acompanhar um histórico de desenvolvimento, desenvolver paralelamente e ainda te oferecer outras vantagens, como exemplo, customizar uma versão, incluir outros requisitos, finalidades especificas, layout e afins sem mexer no projeto principal ou resgatar o sistema em um ponto que estava estável, isso tudo sem mexer na versão principal.</text:p>
      <text:p text:style-name="P2"/>
      <text:p text:style-name="P3">Artigo referência para esse texto: <text:a xlink:type="simple" xlink:href="https://www.devmedia.com.br/sistemas-de-controle-de-versao/24574" text:style-name="Internet_20_link" text:visited-style-name="Visited_20_Internet_20_Link">https://www.devmedia.com.br/sistemas-de-controle-de-versao/24574</text:a></text:p>
      <text:p text:style-name="P3"/>
      <text:p text:style-name="P3"><text:tab/>Branch é uma versão independente e editável do código, dentro das branches existe a branch master, que é a branch principal do código, ou seja, é a parte do código que irá para o ar, as mudanças feitas na branch são chamadas de Commit, esses commits podem ser feitas de forma isolada e depois adicionadas um sistema de controle de versão que fará a união da branch original com o Commit, eliminando partes repetitivas e mantendo as novas alterações, junto com a base do código que permaneceu no Commit.</text:p>
      <text:p text:style-name="P4"><text:tab/>Branch feature são independentes da Branch master, podendo ter modificações especificas para determinados locais do código, ou modificações para determinados clientes. Mas a junção dessas duas branches é possível, e é chamada de Merge.</text:p>
      <text:p text:style-name="P4"/>
      <text:p text:style-name="P6">Criando um repositório local</text:p>
      <text:p text:style-name="P4"><text:tab/>Antes de se criar um repositório é preciso criar uma pasta para ele. Para isso você deve utilizar o comando mkdir , como vimos anteriormente, e então navegar para a pasta criada com o comando cd .</text:p>
      <text:p text:style-name="P7"><text:span text:style-name="T2"><text:tab/>Para criar um repositório você deve digitar o comando </text:span><text:span text:style-name="T1">git init</text:span><text:span text:style-name="T2">. É muito importante que esteja dentro da pasta criada para o repositório.</text:span></text:p>
      <text:p text:style-name="P4"/>
      <text:p text:style-name="P5">Comandos em GIT</text:p>
      <text:p text:style-name="P5"/>
      <text:p text:style-name="P5">git init <text:span text:style-name="T3">–</text:span> <text:span text:style-name="T3">Como seu nome bem diz, esse comando é responsável por iniciar um repositório Git dentro da pasta em que foi executado.</text:span></text:p>
      <text:p text:style-name="P9">git status – Retorna o status do repositório.</text:p>
      <text:p text:style-name="P18">Git diff – Mostra as modificações especificamente feitas no arquivo.</text:p>
      <text:p text:style-name="P9">git add – Adiciona ao stage as modificações que já foram feitas. Ex: git add comidas_maravilhosas.txt. Adiciona só as mudanças feitas neste arquivo ao stage.</text:p>
      <text:p text:style-name="P9">git commit -m “mensagem” – Comita as modificações para o git e junto com as modificações vai uma mensagem com a descrição resumida do que essas modificações fazem.</text:p>
      <text:p text:style-name="P25">git commit -am ‘mensagem’ – Adiciona todos os arquivos que estiver unstageds para o staged e adiciona uma mensagem ao commit.</text:p>
      <text:p text:style-name="P25"><text:soft-page-break/>git reset HEAD~1 – <text:span text:style-name="T10">Desfaz o commit que ainda não foi feito o push.</text:span></text:p>
      <text:p text:style-name="P13">git branch – <text:span text:style-name="T8">Mosta a Branch que você está e c</text:span>ria uma nova Branch. Ex: git branch azul. Criou uma nova branch chamada azul.</text:p>
      <text:p text:style-name="P17">git branch -D – Deleta uma branch. Ex: git branch -D exemplo. Deleta a branch exemplo.</text:p>
      <text:p text:style-name="P10"><text:span text:style-name="T6">git </text:span>checkout – Serve para fazer a mudança entra as Branchs.</text:p>
      <text:p text:style-name="P16">git checkout -b – Cria uma nova branch e já faz o checkout nela. Ex: git checkout -b exemplo. Assim o checkout cria a branch exemplo e já muda para ela.</text:p>
      <text:p text:style-name="P10">git checkout 0ccb~1 sobremesas.txt – <text:span text:style-name="T6">Recupera arquivos deletados, a partir do log. Usando em conjunto com o git log –diff-filter=D -summary, e copiando os 4 primeiros dígitos da sequência hexadecimal do hash, colocando o ~ e indicando que ele será existente com o 1, mais o nome do arquivo que deseja recuperar, este arquivo será recuperado, mas será necessário adicioná-lo ao commit. </text:span></text:p>
      <text:p text:style-name="P10"><text:span text:style-name="T6">git </text:span>merge – Serve para juntar 2 Branchs em uma.</text:p>
      <text:p text:style-name="P23">git clone – Serve para fazer um clone de um projeto no Git. Ex: git clone urlDoRepositorio.</text:p>
      <text:p text:style-name="P24">git reset – Tira os arquivos que estiverem na área de staged e volta para a unstaged.</text:p>
      <text:p text:style-name="P11">git log – Mostra os registro de commits feitos no git.</text:p>
      <text:p text:style-name="P11">git log --diff-filter=D -summary – <text:span text:style-name="T6">Mostra quais foram os logs onde algum arquivo foi deletado em forma de sumário.</text:span></text:p>
      <text:p text:style-name="P11">git rm – Remove arquivos de dentro do git.</text:p>
      <text:p text:style-name="P12">gitignore – Ignora arquivos que você não quer adicionar ao seu git. É <text:span text:style-name="T7">preciso criar um arquivo onde você vai colocar as coisas que você vai ignorar, o nome dele precisa ser .gitignore, o ponto antes do nome é para ele ficar oculto, dentro do .gitignore, você adiciona as extensões, arquivos específicos ou diretórios que você deseja ignorar. O gitignore pode ser commitado.</text:span></text:p>
      <text:p text:style-name="P21">git remote add origin URL – Faz a conexão entre o repositório local e o repositório remoto.</text:p>
      <text:p text:style-name="P22">git remote -v – Mostra a situação da conexão do repositório remoto com o repositório local.</text:p>
      <text:p text:style-name="P8"><text:span text:style-name="T4">git push – Manda as alterações feitas no repositório local para o repositório remoto. Na primeira vez que é feito o push é necessário fazer da seguinte forma = git push -</text:span><text:span text:style-name="T5">u</text:span><text:span text:style-name="T4"> origin master </text:span><text:span text:style-name="T5">(ou nome da branch que você estiver usando).</text:span></text:p>
      <text:p text:style-name="P19">git fetch – Verifica se existe alguma alteração no repositório remoto, comparando o repositório local com o remoto.</text:p>
      <text:p text:style-name="P19">git pull – Verifica se existe alguma alteração no repositório e faz um merge ao mesmo tempo, ou seja, traz as mudanças e já faz a junção delas com o repositório local.</text:p>
      <text:p text:style-name="P20">git branch -M main – Muda o nome da branch master para main, depois de já ter sincronizado repositório local com remoto.</text:p>
      <text:p text:style-name="P19">git branch -d nome-da-branch – <text:span text:style-name="T9">Apaga a branch no repositório local</text:span></text:p>
      <text:p text:style-name="P19">git push origin --delete nome-da-branch – <text:span text:style-name="T9">Apaga uma branch no repositório remoto.</text:span></text:p>
      <text:p text:style-name="P19"/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5:52:50.040576251</meta:creation-date>
    <dc:date>2021-05-03T15:39:18.336557114</dc:date>
    <meta:editing-duration>PT6H23M57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862" meta:character-count="5169" meta:non-whitespace-character-count="4312"/>
  </office:meta>
</office:document-meta>
</file>